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BC5000053FD6D75D9B9.svm"/>
  <manifest:file-entry manifest:media-type="" manifest:full-path="Pictures/2000000700005849000030D59360B3F8.svm"/>
  <manifest:file-entry manifest:media-type="" manifest:full-path="Pictures/20000007000054F70000639DF8D786DC.svm"/>
  <manifest:file-entry manifest:media-type="" manifest:full-path="Pictures/200000070000474B0000316BDB1F1EF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style:vertical-align="middle" fo:padding="0.097cm" fo:border="none"/>
    </style:style>
    <style:style style:name="Tableau5" style:family="table">
      <style:table-properties style:width="16.986cm" table:align="left" style:writing-mode="lr-tb"/>
    </style:style>
    <style:style style:name="Tableau5.A" style:family="table-column">
      <style:table-column-properties style:column-width="5.662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.A2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leau5.C2" style:family="table-cell">
      <style:table-cell-properties style:vertical-align="top" fo:background-color="#ffffff" fo:padding-left="0.071cm" fo:padding-right="0.07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au5.A3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eau5.C3" style:family="table-cell">
      <style:table-cell-properties style:vertical-align="top" fo:background-color="#ffffff" fo:padding-left="0.071cm" fo:padding-right="0.071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au5.A4" style:family="table-cell">
      <style:table-cell-properties style:vertical-align="top" fo:background-color="#ffffff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5.C4" style:family="table-cell">
      <style:table-cell-properties style:vertical-align="top" fo:background-color="#ffffff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style:font-name="Times"/>
    </style:style>
    <style:style style:name="P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break-before="page"/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Table">
      <style:text-properties fo:font-size="10pt" style:font-size-asian="10pt" style:font-size-complex="10pt"/>
    </style:style>
    <style:style style:name="P11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12" style:family="paragraph" style:parent-style-name="Table">
      <style:text-properties fo:font-size="10pt" fo:font-style="italic" style:font-size-asian="10pt" style:font-style-asian="italic" style:font-size-complex="10pt"/>
    </style:style>
    <style:style style:name="P13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15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"/>
    </style:style>
    <style:style style:name="P16" style:family="paragraph" style:parent-style-name="Text_20_body">
      <style:paragraph-properties fo:background-color="#e6e6e6">
        <style:background-image/>
      </style:paragraph-properties>
    </style:style>
    <style:style style:name="P17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Heading_20_2">
      <style:text-properties style:text-underline-style="solid" style:text-underline-width="auto" style:text-underline-color="font-color"/>
    </style:style>
    <style:style style:name="P19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20" style:family="paragraph" style:parent-style-name="Standard" style:list-style-name="L1">
      <style:text-properties style:font-name="Times"/>
    </style:style>
    <style:style style:name="P21" style:family="paragraph" style:parent-style-name="Standard" style:list-style-name="L2"/>
    <style:style style:name="P22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fo:letter-spacing="-0.002cm" fo:font-style="italic" style:font-style-asian="italic"/>
    </style:style>
    <style:style style:name="T7" style:family="text">
      <style:text-properties fo:letter-spacing="-0.007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Chapitre 2</text:p>
            <text:p text:style-name="P6">Propriétés de Thalès</text:p>
          </table:table-cell>
        </table:table-row>
      </table:table>
      <text:p text:style-name="P2"/>
      <text:h text:style-name="P22" text:outline-level="1">Théorème de Thalès</text:h>
      <text:h text:style-name="P18" text:outline-level="2">Énoncé du théorème</text:h>
      <text:p text:style-name="P17">Propriété :</text:p>
      <text:p text:style-name="P16">Soient <text:span text:style-name="T4">d</text:span> et <text:span text:style-name="T4">d'</text:span> deux droites sécantes en A.</text:p>
      <text:p text:style-name="P14">Soient B et M deux points de <text:span text:style-name="T4">d</text:span>, distincts de A.</text:p>
      <text:p text:style-name="P14">Soient C et N deux points de <text:span text:style-name="T4">d</text:span>', distincts de A.</text:p>
      <text:p text:style-name="P14"><text:span text:style-name="T2">Si</text:span> les droites (BC) et (MN) sont parallèles <text:span text:style-name="T2">alors :</text:span></text:p>
      <text:p text:style-name="P15"><draw:frame draw:style-name="fr2" draw:name="Objet1" text:anchor-type="as-char" svg:width="3.191cm" svg:height="0.9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<draw:frame draw:style-name="fr1" draw:name="D:\MES DOCUMENTS\PROF\3EME\COURS\CHAP2-THALèS\THéORèME.GGB" text:anchor-type="paragraph" svg:x="-0.741cm" svg:y="0.106cm" svg:width="8.306cm" svg:height="11.672cm" draw:z-index="2"><draw:image xlink:href="Pictures/2000000700003BC5000053FD6D75D9B9.svm" xlink:type="simple" xlink:show="embed" xlink:actuate="onLoad"/></draw:frame></text:p>
          </table:table-cell>
          <table:table-cell table:style-name="Tableau2.A1" office:value-type="string">
            <text:p text:style-name="P7"><draw:frame draw:style-name="fr1" draw:name="D:\MES DOCUMENTS\PROF\3EME\COURS\CHAP2-THALèS\THéORèME.GGB_1" text:anchor-type="paragraph" svg:x="0.741cm" svg:y="3.307cm" svg:width="8.306cm" svg:height="5.757cm" draw:z-index="3"><draw:image xlink:href="Pictures/200000070000474B0000316BDB1F1EF3.svm" xlink:type="simple" xlink:show="embed" xlink:actuate="onLoad"/></draw:frame></text:p>
          </table:table-cell>
        </table:table-row>
      </table:table>
      <text:p text:style-name="P3"/>
      <text:h text:style-name="P19" text:outline-level="2">Utilisation</text:h>
      <text:p text:style-name="P3">Le théorème de Thalès permet de :</text:p>
      <text:list xml:id="list40248050" text:style-name="L1">
        <text:list-item>
          <text:p text:style-name="P20">calculer une longueur</text:p>
        </text:list-item>
        <text:list-item>
          <text:p text:style-name="P20">démontrer que deux droites ne sont pas parallèles.</text:p>
        </text:list-item>
        <text:list-item>
          <text:p text:style-name="P20">effectuer des constructions de points.</text:p>
        </text:list-item>
      </text:list>
      <text:p text:style-name="P3"/>
      <text:h text:style-name="P22" text:outline-level="1">Réciproque du théorème de Thalès</text:h>
      <text:p text:style-name="P17">Propriété :</text:p>
      <text:p text:style-name="P16">Soient d et d' deux droites sécantes en A.</text:p>
      <text:p text:style-name="P14">Soient B et M deux points de <text:span text:style-name="T4">d</text:span>, distincts de A.</text:p>
      <text:p text:style-name="P14">Soient C et N deux points de <text:span text:style-name="T4">d</text:span>', distincts de A.</text:p>
      <text:p text:style-name="P14"><text:span text:style-name="T2">Si</text:span> <draw:frame draw:style-name="fr2" draw:name="Objet2" text:anchor-type="as-char" svg:width="2.043cm" svg:height="0.993cm" draw:z-index="1"><draw:object xlink:href="./Object 2" xlink:type="simple" xlink:show="embed" xlink:actuate="onLoad"/><draw:image xlink:href="./ObjectReplacements/Object 2" xlink:type="simple" xlink:show="embed" xlink:actuate="onLoad"/></draw:frame> <text:span text:style-name="T2">et si</text:span> les points A, B et M et les points A, C et N sont dans le même ordre <text:span text:style-name="T2">alors</text:span> les droites (BC) et (MN) sont parallèles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<draw:frame draw:style-name="fr1" draw:name="D:\MES DOCUMENTS\PROF\3EME\COURS\CHAP2-THALèS\RéCIPROQUE.GGB" text:anchor-type="paragraph" svg:x="-1.111cm" svg:y="0.132cm" svg:width="8.304cm" svg:height="9.735cm" draw:z-index="4"><draw:image xlink:href="Pictures/20000007000054F70000639DF8D786DC.svm" xlink:type="simple" xlink:show="embed" xlink:actuate="onLoad"/></draw:frame></text:p>
          </table:table-cell>
          <table:table-cell table:style-name="Tableau3.B1" office:value-type="string">
            <text:p text:style-name="P7"><draw:frame draw:style-name="fr1" draw:name="D:\MES DOCUMENTS\PROF\3EME\COURS\CHAP2-THALèS\RéCIPROQUE.GGB_1" text:anchor-type="paragraph" svg:x="0.926cm" svg:y="2.461cm" svg:width="8.308cm" svg:height="4.595cm" draw:z-index="5"><draw:image xlink:href="Pictures/2000000700005849000030D59360B3F8.svm" xlink:type="simple" xlink:show="embed" xlink:actuate="onLoad"/></draw:frame></text:p>
          </table:table-cell>
        </table:table-row>
      </table:table>
      <text:p text:style-name="P3"/>
      <text:p text:style-name="P3">La réciproque du théorème de Thalès permet de démontrer que deux droites sont parallèles.</text:p>
      <text:p text:style-name="P3"/>
      <text:p text:style-name="P3"/>
      <text:p text:style-name="P9">Programme :</text:p>
      <text:p text:style-name="P3"/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5">Connaissances</text:p>
          </table:table-cell>
          <table:table-cell table:style-name="Tableau5.A1" office:value-type="string">
            <text:p text:style-name="P5">Capacités</text:p>
          </table:table-cell>
          <table:table-cell table:style-name="Tableau5.C1" office:value-type="string">
            <text:p text:style-name="P5">Commentaires</text:p>
          </table:table-cell>
        </table:table-row>
        <table:table-row table:style-name="Tableau5.1">
          <table:table-cell table:style-name="Tableau5.A2" office:value-type="string">
            <text:p text:style-name="P11"><text:span text:style-name="T1">Figures planes</text:span><text:span text:style-name="T3">.</text:span></text:p>
          </table:table-cell>
          <table:table-cell table:style-name="Tableau5.A2" office:value-type="string">
            <text:p text:style-name="P13"/>
          </table:table-cell>
          <table:table-cell table:style-name="Tableau5.C2" office:value-type="string">
            <text:p text:style-name="P11"/>
          </table:table-cell>
        </table:table-row>
        <table:table-row table:style-name="Tableau5.1">
          <table:table-cell table:style-name="Tableau5.A3" office:value-type="string">
            <text:p text:style-name="P11"/>
            <text:p text:style-name="P10">Configuration de Thalès.</text:p>
          </table:table-cell>
          <table:table-cell table:style-name="Tableau5.A3" office:value-type="string">
            <text:p text:style-name="P13"/>
            <text:p text:style-name="P10"><text:span text:style-name="T3">- Connaître et utiliser la proportionnalité des longueurs pour les côtés des deux triangles </text:span><text:span text:style-name="T6">déterminés par deux parallèles coupant deux droites </text:span><text:span text:style-name="T3">sécantes.</text:span></text:p>
            <text:p text:style-name="P12">- Connaître et utiliser un énoncé réciproque.</text:p>
          </table:table-cell>
          <table:table-cell table:style-name="Tableau5.C3" office:value-type="string">
            <text:p text:style-name="P11"/>
            <text:p text:style-name="P10">Il s’agit de prolonger l’étude commencée en classe de Quatrième qui, seule, est exigible dans le cadre du socle commun.</text:p>
            <text:p text:style-name="P10">La réciproque est formulée en tenant compte de l’ordre relatif des points sur chaque droite mais, dans le cadre du socle commun, les élèves n’ont pas à distinguer formellement le théorème direct et sa réciproque.</text:p>
            <text:p text:style-name="P10">L’utilisation d’un logiciel de construction géométrique permet de créer des situations d’approche ou d’étude du théorème et de sa réciproque.</text:p>
          </table:table-cell>
        </table:table-row>
        <table:table-row table:style-name="Tableau5.1">
          <table:table-cell table:style-name="Tableau5.A4" office:value-type="string">
            <text:p text:style-name="P11"/>
            <text:p text:style-name="P10">Agrandissement et réduction.</text:p>
            <text:p text:style-name="P10"/>
            <text:p text:style-name="P10"><text:span text:style-name="T1">[Reprise du programme de 4</text:span><text:span text:style-name="T5">e</text:span><text:span text:style-name="T1">]</text:span></text:p>
          </table:table-cell>
          <table:table-cell table:style-name="Tableau5.A4" office:value-type="string">
            <text:p text:style-name="P11"/>
            <text:p text:style-name="P10">- Agrandir ou réduire une figure en utilisant la conservation des angles et la proportionnalité entre les longueurs de la figure initiale et celles de la figure à obtenir.</text:p>
          </table:table-cell>
          <table:table-cell table:style-name="Tableau5.C4" office:value-type="string">
            <text:p text:style-name="P11"/>
            <text:p text:style-name="P10">Dans le cadre du socle commun, il est attendu des élèves qu’ils sachent, dans des situations<text:span text:style-name="T7"> d’agrandissement ou de réduction, retrouver des </text:span>éléments (longueurs ou angles) de l’une des deux figures connaissant l’autre.</text:p>
            <text:p text:style-name="P10">En ce qui concerne les longueurs, ce travail se fait en relation avec la proportionnalité.</text:p>
          </table:table-cell>
        </table:table-row>
      </table:table>
      <text:p text:style-name="Standard"/>
      <text:p text:style-name="P4">Compétences exigibles :</text:p>
      <text:list xml:id="list40242561" text:style-name="L2">
        <text:list-item>
          <text:p text:style-name="P21">Connaître et utiliser le théorème de Thalès.</text:p>
        </text:list-item>
        <text:list-item>
          <text:p text:style-name="P21">Connaître et utiliser la réciproque du théorème de Thalès.</text:p>
        </text:list-item>
        <text:list-item>
          <text:p text:style-name="P21">Agrandir ou réduire une figure (angles conservés, longueurs proportionnelle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size="9pt" fo:letter-spacing="-0.004cm" fo:language="fr" fo:country="FR" style:font-name-asian="Arial" style:font-size-asian="9pt" style:font-name-complex="Calibri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1_20_compétence_20_au_20_socle" style:display-name="math 4.1 compétence au socle" style:family="text">
      <style:text-properties style:font-name="Verdana" fo:font-size="8pt" fo:background-color="#a8ffa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 DOLIVET</meta:initial-creator>
    <meta:creation-date>2010-03-25T18:05:34.48</meta:creation-date>
    <dc:date>2011-05-25T20:11:32.73</dc:date>
    <dc:creator>Johann DOLIVET</dc:creator>
    <meta:editing-duration>PT18H34M27S</meta:editing-duration>
    <meta:editing-cycles>19</meta:editing-cycles>
    <meta:generator>OpenOffice.org/3.3$Win32 OpenOffice.org_project/330m20$Build-9567</meta:generator>
    <meta:printed-by>Johann DOLIVET</meta:printed-by>
    <meta:print-date>2010-03-27T21:17:00.65</meta:print-date>
    <meta:document-statistic meta:table-count="4" meta:image-count="4" meta:object-count="2" meta:page-count="3" meta:paragraph-count="43" meta:word-count="397" meta:character-count="2323"/>
  </office:meta>
</office:document-meta>
</file>

<file path=Object 1/content.xml><?xml version="1.0" encoding="utf-8"?>
<math xmlns="http://www.w3.org/1998/Math/MathML">
  <semantics>
    <mrow>
      <mrow>
        <mfrac>
          <mi mathvariant="italic">AM</mi>
          <mi mathvariant="italic">AB</mi>
        </mfrac>
        <mi mathvariant="normal">=</mi>
        <mfrac>
          <mi mathvariant="italic">AN</mi>
          <mi mathvariant="italic">AC</mi>
        </mfrac>
      </mrow>
      <mi mathvariant="normal">=</mi>
      <mfrac>
        <mi mathvariant="italic">MN</mi>
        <mi mathvariant="italic">BC</mi>
      </mfrac>
    </mrow>
    <annotation encoding="StarMath 5.0">AM over AB=AN over AC=MN over BC</annotation>
  </semantics>
</math>
</file>

<file path=Object 2/content.xml><?xml version="1.0" encoding="utf-8"?>
<math xmlns="http://www.w3.org/1998/Math/MathML">
  <semantics>
    <mrow>
      <mfrac>
        <mi mathvariant="italic">AM</mi>
        <mi mathvariant="italic">AB</mi>
      </mfrac>
      <mi mathvariant="normal">=</mi>
      <mfrac>
        <mi mathvariant="italic">AN</mi>
        <mi mathvariant="italic">AC</mi>
      </mfrac>
    </mrow>
    <annotation encoding="StarMath 5.0">AM over AB=AN over AC</annotation>
  </semantics>
</math>
</file>